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mage numbe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 style:data-style-name="N2" text:time-value="15:47:33.2343961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6:08:47.150683397</meta:creation-date>
    <dc:date>2015-09-08T15:48:03.443034348</dc:date>
    <meta:editing-duration>PT20M16S</meta:editing-duration>
    <meta:editing-cycles>3</meta:editing-cycles>
    <meta:generator>LibreOffice/4.4.2.2$Linux_X86_64 LibreOffice_project/40m0$Build-2</meta:generator>
    <meta:document-statistic meta:table-count="1" meta:cell-count="21" meta:object-count="0"/>
  </office:meta>
</office:document-meta>
</file>